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/>
    </style:style>
    <style:style style:name="P2" style:family="paragraph" style:parent-style-name="Plain_20_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</style:style>
    <style:style style:name="P3" style:family="paragraph" style:parent-style-name="Plain_20_Text" style:master-page-name="Standard">
      <style:paragraph-properties fo:margin-left="0in" fo:margin-right="0in" fo:text-align="start" style:justify-single-word="false" fo:orphans="2" fo:widows="2" fo:text-indent="0in" style:auto-text-indent="false" style:page-number="auto" style:vertical-align="auto" style:writing-mode="lr-tb"/>
    </style:style>
    <style:style style:name="T1" style:family="text">
      <style:text-properties style:font-name="Verdana" fo:font-size="14pt" fo:font-weight="bold" style:font-size-asian="14pt" style:font-weight-asian="bold"/>
    </style:style>
    <style:style style:name="T2" style:family="text">
      <style:text-properties style:font-name="Verdana" fo:font-size="14pt" fo:language="en" fo:country="US" fo:font-weight="bold" style:font-size-asian="14pt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text-line-through-style="solid" style:text-line-through-type="single" fo:language="en" fo:country="US" fo:font-style="italic" style:font-style-asian="italic" style:font-style-complex="italic"/>
    </style:style>
    <style:style style:name="T6" style:family="text">
      <style:text-properties style:text-line-through-style="solid" style:text-line-through-type="single" style:font-name="Verdana"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5"/>Особенности диалектов языка МИКРОЛИСП 2018.</text:span></text:p>
      <text:p text:style-name="P2"><text:span text:style-name="T1">Выбранный пункт отметить * справа от номера пункта.</text:span></text:p>
      <text:p text:style-name="P2"><text:span text:style-name="T1">В каждом разделе можно выбрать только ОДИН пункт.</text:span></text:p>
      <text:p text:style-name="P2"><text:span text:style-name="T1">1. Вычитание.</text:span></text:p>
      <text:p text:style-name="P2"><text:span text:style-name="T1"><text:tab/>1.1 Один и более операндов.</text:span></text:p>
      <text:p text:style-name="P2"><text:span text:style-name="T1"><text:tab/> (- x y z)</text:span></text:p>
      <text:p text:style-name="P2"><text:span text:style-name="T1"><text:tab/>1.2 Только два операнда. *</text:span></text:p>
      <text:p text:style-name="P2"><text:span text:style-name="T1"><text:tab/> (- x y)</text:span></text:p>
      <text:p text:style-name="P2"><text:span text:style-name="T1"><text:tab/>1.3</text:span><text:span text:style-name="T2"> </text:span><text:span text:style-name="T1">Только один операнд.</text:span></text:p>
      <text:p text:style-name="P2"><text:span text:style-name="T1"><text:tab/></text:span><text:bookmark text:name="__DdeLink__270_694227414"/><text:span text:style-name="T1"> (- x)</text:span></text:p>
      <text:p text:style-name="P2"><text:span text:style-name="T1">2. Деление.</text:span></text:p>
      <text:p text:style-name="P2"><text:span text:style-name="T1"><text:tab/>2.1 Один и более операндов. *</text:span></text:p>
      <text:p text:style-name="P2"><text:span text:style-name="T1"><text:tab/> (/ x y z)</text:span></text:p>
      <text:p text:style-name="P2"><text:span text:style-name="T1"><text:tab/>2.2 Только два операнда.</text:span></text:p>
      <text:p text:style-name="P2"><text:span text:style-name="T1"><text:tab/> (/ x y)</text:span></text:p>
      <text:p text:style-name="P2"><text:span text:style-name="T1"><text:tab/>2.3 Только один операнд.</text:span></text:p>
      <text:p text:style-name="P2"><text:span text:style-name="T1"><text:tab/> (/ x)</text:span></text:p>
      <text:p text:style-name="P2"><text:span text:style-name="T1">3. Числовые литералы токена $zero.</text:span></text:p>
      <text:p text:style-name="P2"><text:span text:style-name="T1"><text:tab/>3.1* В общем контексте числового выражения.</text:span></text:p>
      <text:p text:style-name="P2"><text:span text:style-name="T1"><text:tab/> 0</text:span></text:p>
      <text:p text:style-name="P2"><text:span text:style-name="T1">4. Числовые литералы токена $dec.</text:span></text:p>
      <text:p text:style-name="P2"><text:span text:style-name="T1"><text:tab/>4.1 В общем контексте числового выражения.</text:span></text:p>
      <text:p text:style-name="P2"><text:span text:style-name="T1"><text:tab/> (+ 1 1)</text:span></text:p>
      <text:p text:style-name="P2"><text:span text:style-name="T1"><text:tab/>4.2 Только в определении глобальной переменной.*</text:span></text:p>
      <text:p text:style-name="P2"><text:span text:style-name="T1"><text:tab/> (define one 1)(+ one one)</text:span></text:p>
      <text:p text:style-name="P2"><text:span text:style-name="T1"><text:tab/>4.3 Только в определении процедуры.</text:span></text:p>
      <text:p text:style-name="P2"><text:span text:style-name="T1"><text:tab/> </text:span><text:span text:style-name="T2">(define (one) 1)(+ (one) (one))</text:span></text:p>
      <text:p text:style-name="P2"><text:span text:style-name="T2">5. </text:span><text:span text:style-name="T1">Форма</text:span><text:span text:style-name="T2"> OR.</text:span></text:p>
      <text:p text:style-name="P2"><text:span text:style-name="T2"><text:tab/></text:span><text:span text:style-name="T1">5.1 Один и более операндов.</text:span><text:span text:style-name="T2">*</text:span></text:p>
      <text:p text:style-name="P2"><text:span text:style-name="T1"><text:tab/> (or #t #f #f)</text:span></text:p>
      <text:p text:style-name="P2"><text:span text:style-name="T1"><text:tab/>5.2 Отсутствует.</text:span></text:p>
      <text:p text:style-name="P2"><text:span text:style-name="T1">6. Форма AND.</text:span></text:p>
      <text:p text:style-name="P2"><text:span text:style-name="T1"><text:tab/>6.1 Один и более операндов.</text:span></text:p>
      <text:p text:style-name="P2"><text:span text:style-name="T1"><text:tab/> (and #t #f #f)</text:span></text:p>
      <text:p text:style-name="P2"><text:span text:style-name="T1"><text:tab/>6.2 Отсутствует. *</text:span></text:p>
      <text:p text:style-name="P2"><text:span text:style-name="T1">7. Оператор <text:s/>= .</text:span></text:p>
      <text:p text:style-name="P2"><text:span text:style-name="T1"><text:tab/>7.1 Есть. *</text:span></text:p>
      <text:p text:style-name="P2"><text:span text:style-name="T1"><text:tab/> (= <text:s/>x y)</text:span></text:p>
      <text:p text:style-name="P2"><text:span text:style-name="T1"><text:tab/>7.2 Отсутствует.</text:span></text:p>
      <text:p text:style-name="P2"><text:span text:style-name="T1">8. Оператор отношения, кроме оператора = .</text:span></text:p>
      <text:p text:style-name="P2"><text:span text:style-name="T1"><text:tab/>8.1 (&lt; <text:s/>x y)</text:span></text:p>
      <text:p text:style-name="P2"><text:span text:style-name="T1"><text:tab/>8.2 (&lt;= x y)*</text:span></text:p>
      <text:p text:style-name="P2"><text:span text:style-name="T1"><text:tab/>8.3 (&gt; <text:s/>x y)</text:span></text:p>
      <text:p text:style-name="P2"><text:span text:style-name="T1"><text:tab/>8.4 (&gt;= x y)</text:span></text:p>
      <text:p text:style-name="P2"><text:soft-page-break/><text:span text:style-name="T1">9. Форма IF для чисел.</text:span></text:p>
      <text:p text:style-name="P2"><text:span text:style-name="T1"><text:tab/></text:span><text:span text:style-name="T2">9.1 </text:span><text:span text:style-name="T1">Есть</text:span><text:span text:style-name="T2">.</text:span></text:p>
      <text:p text:style-name="P2"><text:span text:style-name="T2"><text:tab/> (if #t e pi)</text:span></text:p>
      <text:p text:style-name="P2"><text:span text:style-name="T2"><text:tab/></text:span><text:span text:style-name="T1">9.2 Отсутствует.</text:span></text:p>
      <text:p text:style-name="P2"><text:span text:style-name="T1">10. Форма IF для строк.</text:span></text:p>
      <text:p text:style-name="P2"><text:span text:style-name="T1"><text:tab/>10.1 Есть.</text:span></text:p>
      <text:p text:style-name="P2"><text:span text:style-name="T1"><text:tab/></text:span><text:span text:style-name="T2"> (display(if (p?)"Yes""No"))</text:span></text:p>
      <text:p text:style-name="P2"><text:span text:style-name="T2"><text:tab/></text:span><text:span text:style-name="T1">10.2 Отсутствует.</text:span><text:span text:style-name="T2">*</text:span></text:p>
      <text:p text:style-name="P2"><text:span text:style-name="T1">11. Форма C</text:span><text:span text:style-name="T6">OND.</text:span></text:p>
      <text:p text:style-name="P2"><text:span text:style-name="T1"><text:tab/>11.1 Составная ветвь ELSE, ноль и более составных </text:span></text:p>
      <text:p text:style-name="P2"><text:span text:style-name="T2"><text:s text:c="16"/></text:span><text:span text:style-name="T1">клауз.</text:span></text:p>
      <text:p text:style-name="P2"><text:span text:style-name="T1"><text:tab/> </text:span><text:span text:style-name="T2">(cond(else(display pi)pi)) *</text:span></text:p>
      <text:p text:style-name="P2"><text:span text:style-name="T2"><text:tab/></text:span><text:span text:style-name="T1">11.2 Составная ветвь ELSE, одна составная клауза.</text:span></text:p>
      <text:p text:style-name="P2"><text:span text:style-name="T1"><text:tab/> </text:span><text:span text:style-name="T2">(cond((e?)(display e)e)(else(display 0)0))</text:span></text:p>
      <text:p text:style-name="P2"><text:span text:style-name="T2"><text:tab/></text:span><text:span text:style-name="T1">11.3 Без ветви ELSE, одна и более составных клауз.</text:span></text:p>
      <text:p text:style-name="P2"><text:span text:style-name="T1"><text:tab/> </text:span><text:span text:style-name="T2">(cond(#t(display pi)pi))</text:span></text:p>
      <text:p text:style-name="P2"><text:span text:style-name="T2"><text:tab/></text:span><text:span text:style-name="T1">11.4 Без ветви ELSE, две составные клаузы.</text:span></text:p>
      <text:p text:style-name="P2"><text:span text:style-name="T1"><text:tab/> </text:span><text:span text:style-name="T2">(cond((e?)(display e)e)(#t(display 0)0))</text:span></text:p>
      <text:p text:style-name="P2"><text:span text:style-name="T2"><text:tab/></text:span><text:span text:style-name="T1">11.5 Отсутствует.</text:span></text:p>
      <text:p text:style-name="P2"><text:span text:style-name="T1">12. Глобальные переменные.</text:span></text:p>
      <text:p text:style-name="P2"><text:span text:style-name="T1"><text:tab/>12.1 Есть</text:span></text:p>
      <text:p text:style-name="P2"><text:span text:style-name="T1"><text:tab/> (define a 1)a *</text:span></text:p>
      <text:p text:style-name="P2"><text:span text:style-name="T1"><text:tab/>12.2 Отсутствуют.</text:span></text:p>
      <text:p text:style-name="P2"><text:span text:style-name="T1">13. Локальные переменные.</text:span></text:p>
      <text:p text:style-name="P2"><text:span text:style-name="T1"><text:tab/>13.1 Определяются формой let.</text:span></text:p>
      <text:p text:style-name="P2"><text:span text:style-name="T1"><text:tab/> </text:span><text:span text:style-name="T2">(define (f)(let(a pi))a) (f)</text:span></text:p>
      <text:p text:style-name="P2"><text:span text:style-name="T2"><text:tab/>13.2 </text:span><text:span text:style-name="T1">Только</text:span><text:span text:style-name="T2"> </text:span><text:span text:style-name="T1">параметры</text:span><text:span text:style-name="T2"> </text:span><text:span text:style-name="T1">процедур</text:span><text:span text:style-name="T2">.</text:span></text:p>
      <text:p text:style-name="P2"><text:span text:style-name="T2"><text:tab/> (defint(f a) (set! a pi)a) (f 0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default-outline-level="">
      <style:paragraph-properties fo:margin-left="0in" fo:margin-right="0in" fo:margin-top="0.1665in" fo:margin-bottom="0.0835in" loext:contextual-spacing="false" fo:text-align="start" style:justify-single-word="false" fo:orphans="2" fo:widows="2" fo:text-indent="0in" style:auto-text-indent="false" fo:keep-with-next="always" style:vertical-align="auto" style:writing-mode="lr-tb"/>
      <style:text-properties style:font-name="Liberation Sans1" fo:font-family="'Liberation Sans'" style:font-family-generic="roman" style:font-pitch="variable" fo:font-size="14pt" fo:language="ru" fo:country="RU" style:font-name-asian="Lohit Devanagari" style:font-family-asian="'Lohit Devanagari'" style:font-family-generic-asian="system" style:font-pitch-asian="variable" style:font-size-asian="14pt" style:language-asian="ar" style:country-asian="SA"/>
    </style:style>
    <style:style style:name="Основной_20_текст" style:display-name="Основной текст" style:family="paragraph" style:parent-style-name="Standard" style:default-outline-level="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ar" style:country-asian="SA"/>
    </style:style>
    <style:style style:name="Список" style:family="paragraph" style:parent-style-name="Основной_20_текст" style:default-outline-level="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Lohit Devanagari" style:font-family-asian="'Lohit Devanagari'" style:font-family-generic-asian="system" style:font-pitch-asian="variable" style:font-size-asian="12pt" style:language-asian="ar" style:country-asian="SA"/>
    </style:style>
    <style:style style:name="Название" style:family="paragraph" style:parent-style-name="Standard" style:default-outline-level="">
      <style:paragraph-properties fo:margin-left="0in" fo:margin-right="0in" fo:margin-top="0.0835in" fo:margin-bottom="0.0835in" loext:contextual-spacing="false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Lohit Devanagari" style:font-family-asian="'Lohit Devanagari'" style:font-family-generic-asian="system" style:font-pitch-asian="variable" style:font-size-asian="12pt" style:language-asian="ar" style:country-asian="SA" style:font-style-asian="italic"/>
    </style:style>
    <style:style style:name="Указатель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Lohit Devanagari" style:font-family-asian="'Lohit Devanagari'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1pt" fo:language="ru" fo:country="RU" style:letter-kerning="true" style:font-name-asian="Times New Roman1" style:font-family-asian="'Times New Roman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Courier New" fo:font-family="'Courier New'" style:font-family-generic="roman" style:font-pitch="variable" fo:font-size="10pt" fo:language="ru" fo:country="RU" style:font-name-asian="Courier New1" style:font-family-asian="'Courier New'" style:font-family-generic-asian="system" style:font-pitch-asian="variable" style:font-size-asian="10pt" style:language-asian="ar" style:country-asian="SA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creation-date>2018-04-16T09:33:51.024126006</meta:creation-date>
    <dc:date>2018-04-16T09:40:54.164990456</dc:date>
    <meta:print-date>2011-02-24T15:38:00</meta:print-date>
    <meta:editing-duration>PT7M4S</meta:editing-duration>
    <meta:editing-cycles>1</meta:editing-cycles>
    <meta:document-statistic meta:table-count="0" meta:image-count="0" meta:object-count="0" meta:page-count="2" meta:paragraph-count="72" meta:word-count="287" meta:character-count="1755" meta:non-whitespace-character-count="1437"/>
    <meta:generator>LibreOffice/5.1.6.2$Linux_X86_64 LibreOffice_project/10m0$Build-2</meta:generator>
    <meta:user-defined meta:name="Company">ИСП РАН</meta:user-defined>
  </office:meta>
</office:document-meta>
</file>